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to and Aristotle</text:p>
      <text:p text:style-name="Standard">Politics and Rhetoric
Lecture 3
</text:p>
      <text:h text:style-name="Heading_20_1" text:outline-level="1">Plato's Political Philosophy</text:h>
      <text:h text:style-name="Heading_20_2" text:outline-level="2">democracy leads to relativism</text:h>
      <text:list text:style-name="L1">
        <text:list-item>
          <text:p text:style-name="Standard">undermining the search for truth</text:p>
        </text:list-item>
      </text:list>
      <text:list text:style-name="L1">
        <text:list-item>
          <text:p text:style-name="Standard">undermining search for reason</text:p>
        </text:list-item>
      </text:list>
      <text:list text:style-name="L1">
        <text:list-item>
          <text:p text:style-name="Standard">truth NOT relative</text:p>
        </text:list-item>
      </text:list>
      <text:h text:style-name="Heading_20_2" text:outline-level="2">Republic (dialogue)</text:h>
      <text:p text:style-name="Standard">A just society accords with the universal principle of the truth</text:p>
      <text:list text:style-name="L1">
        <text:list-item>
          <text:p text:style-name="Standard">outlines his ideal form of state</text:p>
        </text:list-item>
      </text:list>
      <text:list text:style-name="L1">
        <text:list-item>
          <text:p text:style-name="Standard">mentor</text:p>
          <text:list text:style-name="L1">
            <text:list-item>
              <text:p text:style-name="Standard">Socratees</text:p>
              <text:list text:style-name="L1">
                <text:list-item>
                  <text:p text:style-name="Standard">but to death by athenaens</text:p>
                </text:list-item>
              </text:list>
            </text:list-item>
          </text:list>
        </text:list-item>
      </text:list>
      <text:h text:style-name="Heading_20_2" text:outline-level="2">view of society / state</text:h>
      <text:list text:style-name="L1">
        <text:list-item>
          <text:p text:style-name="Standard">three orders</text:p>
          <text:list text:style-name="L1">
            <text:list-item>
              <text:p text:style-name="Standard">workers</text:p>
            </text:list-item>
          </text:list>
          <text:list text:style-name="L1">
            <text:list-item>
              <text:p text:style-name="Standard">guardians</text:p>
            </text:list-item>
          </text:list>
          <text:list text:style-name="L1">
            <text:list-item>
              <text:p text:style-name="Standard">philosopher kings</text:p>
            </text:list-item>
          </text:list>
        </text:list-item>
      </text:list>
      <text:list text:style-name="L1">
        <text:list-item>
          <text:p text:style-name="Standard">three parts of soul</text:p>
          <text:list text:style-name="L1">
            <text:list-item>
              <text:p text:style-name="Standard">appetite</text:p>
            </text:list-item>
          </text:list>
          <text:list text:style-name="L1">
            <text:list-item>
              <text:p text:style-name="Standard">honour</text:p>
            </text:list-item>
          </text:list>
          <text:list text:style-name="L1">
            <text:list-item>
              <text:p text:style-name="Standard">wisdom</text:p>
            </text:list-item>
          </text:list>
        </text:list-item>
      </text:list>
      <text:list text:style-name="L1">
        <text:list-item>
          <text:p text:style-name="Standard">born with innate capabilities</text:p>
          <text:list text:style-name="L1">
            <text:list-item>
              <text:p text:style-name="Standard">cultivated in education</text:p>
            </text:list-item>
          </text:list>
          <text:list text:style-name="L1">
            <text:list-item>
              <text:p text:style-name="Standard">radical in rejection of inheritance of power</text:p>
            </text:list-item>
          </text:list>
          <text:list text:style-name="L1">
            <text:list-item>
              <text:p text:style-name="Standard">an elitist rejection of democracy</text:p>
            </text:list-item>
          </text:list>
        </text:list-item>
      </text:list>
      <text:list text:style-name="L1">
        <text:list-item>
          <text:p text:style-name="Standard">democracy leads to missrule</text:p>
          <text:list text:style-name="L1">
            <text:list-item>
              <text:p text:style-name="Standard">trusting the wisest with running the state</text:p>
            </text:list-item>
          </text:list>
        </text:list-item>
      </text:list>
      <text:h text:style-name="Heading_20_1" text:outline-level="1">Plato's critique of Sophists</text:h>
      <text:h text:style-name="Heading_20_2" text:outline-level="2">rhetoric undermining reason and truth</text:h>
      <text:p text:style-name="Standard">do not disolve the difference between good and bad, even for populist approval

truth - love of wisdom</text:p>
      <text:h text:style-name="Heading_20_3" text:outline-level="3">only good rhetoric is one that reasons from or for the truth</text:h>
      <text:h text:style-name="Heading_20_3" text:outline-level="3">can only lie well from knowing the truth</text:h>
      <text:h text:style-name="Heading_20_3" text:outline-level="3">sophistry</text:h>
      <text:list text:style-name="L1">
        <text:list-item>
          <text:p text:style-name="Standard">spin doctors</text:p>
        </text:list-item>
      </text:list>
      <text:h text:style-name="Heading_20_2" text:outline-level="2">dialectic</text:h>
      <text:list text:style-name="L1">
        <text:list-item>
          <text:p text:style-name="Standard">arriving at the truth through reasoned arguements</text:p>
        </text:list-item>
      </text:list>
      <text:list text:style-name="L1">
        <text:list-item>
          <text:p text:style-name="Standard">ellimination unreasoned arguements</text:p>
        </text:list-item>
      </text:list>
      <text:list text:style-name="L1">
        <text:list-item>
          <text:p text:style-name="Standard">reasoning towards the truth</text:p>
        </text:list-item>
      </text:list>
      <text:h text:style-name="Heading_20_2" text:outline-level="2">Socrates in Plato's Dialogues</text:h>
      <text:h text:style-name="Heading_20_3" text:outline-level="3">Phaidros &amp; Gorgias</text:h>
      <text:h text:style-name="Heading_20_2" text:outline-level="2">scientific approach to speech writting</text:h>
      <text:h text:style-name="Heading_20_3" text:outline-level="3">must know the truth</text:h>
      <text:h text:style-name="Heading_20_3" text:outline-level="3">truth is imprinted in our souls</text:h>
      <text:h text:style-name="Heading_20_2" text:outline-level="2">importance today</text:h>
      <text:h text:style-name="Heading_20_3" text:outline-level="3">sophistry</text:h>
      <text:list text:style-name="L1">
        <text:list-item>
          <text:p text:style-name="Standard">disolving difference between truth and untruth</text:p>
        </text:list-item>
      </text:list>
      <text:h text:style-name="Heading_20_3" text:outline-level="3">spin doctors</text:h>
      <text:h text:style-name="Heading_20_3" text:outline-level="3">political leaders / parties</text:h>
      <text:h text:style-name="Heading_20_3" text:outline-level="3">wary of pursusion</text:h>
      <text:h text:style-name="Heading_20_2" text:outline-level="2">absolute truth in our soul</text:h>
      <text:h text:style-name="Heading_20_3" text:outline-level="3">supports Republic and rejection of democracy</text:h>
      <text:h text:style-name="Heading_20_3" text:outline-level="3">someone ought to be in charge if they can speak the truth</text:h>
      <text:h text:style-name="Heading_20_1" text:outline-level="1">Aristotle</text:h>
      <text:h text:style-name="Heading_20_2" text:outline-level="2">defending philosophy from the sophists</text:h>
      <text:h text:style-name="Heading_20_2" text:outline-level="2">democracy</text:h>
      <text:list text:style-name="L1">
        <text:list-item>
          <text:p text:style-name="Standard">rule of the people leads to bad government</text:p>
        </text:list-item>
      </text:list>
      <text:list text:style-name="L1">
        <text:list-item>
          <text:p text:style-name="Standard">prefered balance constitution</text:p>
          <text:list text:style-name="L1">
            <text:list-item>
              <text:p text:style-name="Standard">aristocracy</text:p>
            </text:list-item>
          </text:list>
          <text:list text:style-name="L1">
            <text:list-item>
              <text:p text:style-name="Standard">monarchy</text:p>
            </text:list-item>
          </text:list>
          <text:list text:style-name="L1">
            <text:list-item>
              <text:p text:style-name="Standard">democracy</text:p>
            </text:list-item>
          </text:list>
        </text:list-item>
      </text:list>
      <text:h text:style-name="Heading_20_2" text:outline-level="2">The Politics</text:h>
      <text:p text:style-name="Standard">Book.

Man is by nature a political animal</text:p>
      <text:h text:style-name="Heading_20_2" text:outline-level="2">Art of Rhetoric</text:h>
      <text:p text:style-name="Standard">Rhetoric is the counterpart of Dailectic

supliament / complement each other</text:p>
      <text:list text:style-name="L1">
        <text:list-item>
          <text:p text:style-name="Standard">a collection / synthasis of ancient rhetoric</text:p>
          <text:list text:style-name="L1">
            <text:list-item>
              <text:p text:style-name="Standard">informed the Roman empire</text:p>
            </text:list-item>
          </text:list>
          <text:list text:style-name="L1">
            <text:list-item>
              <text:p text:style-name="Standard">informs modern rhetoric study and practice</text:p>
            </text:list-item>
          </text:list>
        </text:list-item>
      </text:list>
      <text:list text:style-name="L1">
        <text:list-item>
          <text:p text:style-name="Standard">rhetoric and dialectic complement to each other</text:p>
          <text:list text:style-name="L1">
            <text:list-item>
              <text:p text:style-name="Standard">rhetoric as toolset / techniques for study of pursuasion</text:p>
            </text:list-item>
          </text:list>
          <text:list text:style-name="L1">
            <text:list-item>
              <text:p text:style-name="Standard">primacy of philosophy</text:p>
            </text:list-item>
          </text:list>
          <text:list text:style-name="L1">
            <text:list-item>
              <text:p text:style-name="Standard">philosophical rhetoric</text:p>
              <text:list text:style-name="L1">
                <text:list-item>
                  <text:p text:style-name="Standard">as apposed to a sophistical rhetoric</text:p>
                </text:list-item>
              </text:list>
            </text:list-item>
          </text:list>
        </text:list-item>
      </text:list>
      <text:h text:style-name="Heading_20_2" text:outline-level="2">Types of Rhetoric</text:h>
      <text:h text:style-name="Heading_20_3" text:outline-level="3">Judicial rhetoric</text:h>
      <text:list text:style-name="L1">
        <text:list-item>
          <text:p text:style-name="Standard">forensic</text:p>
        </text:list-item>
      </text:list>
      <text:list text:style-name="L1">
        <text:list-item>
          <text:p text:style-name="Standard">describing the past</text:p>
        </text:list-item>
      </text:list>
      <text:h text:style-name="Heading_20_3" text:outline-level="3">deliberative rhetoric</text:h>
      <text:list text:style-name="L1">
        <text:list-item>
          <text:p text:style-name="Standard">use for pursuading an assembly</text:p>
        </text:list-item>
      </text:list>
      <text:list text:style-name="L1">
        <text:list-item>
          <text:p text:style-name="Standard">political rhetoric</text:p>
        </text:list-item>
      </text:list>
      <text:list text:style-name="L1">
        <text:list-item>
          <text:p text:style-name="Standard">describing the future</text:p>
          <text:list text:style-name="L1">
            <text:list-item>
              <text:p text:style-name="Standard">how things ought / should be done</text:p>
            </text:list-item>
          </text:list>
        </text:list-item>
      </text:list>
      <text:h text:style-name="Heading_20_3" text:outline-level="3">epideictic (demonstrative / cerimonial) rhetoric</text:h>
      <text:list text:style-name="L1">
        <text:list-item>
          <text:p text:style-name="Standard">describing the present</text:p>
        </text:list-item>
      </text:list>
      <text:h text:style-name="Heading_20_2" text:outline-level="2">Types of Proof</text:h>
      <text:list text:style-name="L1">
        <text:list-item>
          <text:p text:style-name="Standard">external</text:p>
          <text:list text:style-name="L1">
            <text:list-item>
              <text:p text:style-name="Standard">laws and witnesses</text:p>
            </text:list-item>
          </text:list>
        </text:list-item>
      </text:list>
      <text:list text:style-name="L1">
        <text:list-item>
          <text:p text:style-name="Standard">internal</text:p>
          <text:list text:style-name="L1">
            <text:list-item>
              <text:p text:style-name="Standard">logos</text:p>
              <text:p text:style-name="Standard">appeal to reason

finding what is not said, looking for the hidden premise.
look for the enthymeme!</text:p>
              <text:list text:style-name="L1">
                <text:list-item>
                  <text:p text:style-name="Standard">inductive</text:p>
                  <text:list text:style-name="L1">
                    <text:list-item>
                      <text:p text:style-name="Standard">conclusions drawn from specific examples</text:p>
                    </text:list-item>
                  </text:list>
                </text:list-item>
              </text:list>
              <text:list text:style-name="L1">
                <text:list-item>
                  <text:p text:style-name="Standard">deductive</text:p>
                  <text:p text:style-name="Standard">syllogism - a formal logically ordered arguement from abstract premises to reasoned conclusions
the proper component of philosophical arguement

enthymeme - a truncated syllogism, less accurated, condensed logical arguement. supression/hiding of premises, hear only part of an arguement. relies on intuition in audience.
</text:p>
                  <text:list text:style-name="L1">
                    <text:list-item>
                      <text:p text:style-name="Standard">conclusions drawn from abstract premises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ethos</text:p>
              <text:list text:style-name="L1">
                <text:list-item>
                  <text:p text:style-name="Standard">appeal to authority of speaker</text:p>
                </text:list-item>
              </text:list>
            </text:list-item>
          </text:list>
          <text:list text:style-name="L1">
            <text:list-item>
              <text:p text:style-name="Standard">pathos</text:p>
              <text:list text:style-name="L1">
                <text:list-item>
                  <text:p text:style-name="Standard">appeal to feelings of audience</text:p>
                </text:list-item>
              </text:list>
            </text:list-item>
          </text:list>
        </text:list-item>
      </text:list>
      <text:h text:style-name="Heading_20_2" text:outline-level="2">Parts of Rhetoric</text:h>
      <text:list text:style-name="L1">
        <text:list-item>
          <text:p text:style-name="Standard">Invention</text:p>
          <text:list text:style-name="L1">
            <text:list-item>
              <text:p text:style-name="Standard">ability to construct and arguement</text:p>
            </text:list-item>
          </text:list>
        </text:list-item>
      </text:list>
      <text:list text:style-name="L1">
        <text:list-item>
          <text:p text:style-name="Standard">Style</text:p>
          <text:list text:style-name="L1">
            <text:list-item>
              <text:p text:style-name="Standard">structure</text:p>
            </text:list-item>
          </text:list>
        </text:list-item>
      </text:list>
      <text:list text:style-name="L1">
        <text:list-item>
          <text:p text:style-name="Standard">Delivery</text:p>
          <text:list text:style-name="L1">
            <text:list-item>
              <text:p text:style-name="Standard">performance</text:p>
            </text:list-item>
          </text:list>
        </text:list-item>
      </text:list>
      <text:list text:style-name="L1">
        <text:list-item>
          <text:p text:style-name="Standard">later: arrangement, memory</text:p>
          <text:list text:style-name="L1">
            <text:list-item>
              <text:p text:style-name="Standard">arrangment: order of speech</text:p>
            </text:list-item>
          </text:list>
          <text:list text:style-name="L1">
            <text:list-item>
              <text:p text:style-name="Standard">memory: ability to recall</text:p>
            </text:list-item>
          </text:list>
        </text:list-item>
      </text:list>
      <text:h text:style-name="Heading_20_1" text:outline-level="1">Summary</text:h>
      <text:h text:style-name="Heading_20_2" text:outline-level="2">Aristotle and Rhetoric</text:h>
      <text:list text:style-name="L1">
        <text:list-item>
          <text:p text:style-name="Standard">set aside Plato's claim on danger of sophistry</text:p>
        </text:list-item>
      </text:list>
      <text:list text:style-name="L1">
        <text:list-item>
          <text:p text:style-name="Standard">balance of rhetoric and dialectic</text:p>
        </text:list-item>
      </text:list>
      <text:h text:style-name="Heading_20_2" text:outline-level="2">Plato's political philosophy</text:h>
      <text:list text:style-name="L1">
        <text:list-item>
          <text:p text:style-name="Standard">informed his view on sophistry</text:p>
        </text:list-item>
      </text:list>
      <text:h text:style-name="Heading_20_1" text:outline-level="1">Sophists</text:h>
      <text:h text:style-name="Heading_20_2" text:outline-level="2">probability in arguement</text:h>
      <text:list text:style-name="L1">
        <text:list-item>
          <text:p text:style-name="Standard">persuading on what was probably the case</text:p>
        </text:list-item>
      </text:list>
      <text:h text:style-name="Heading_20_2" text:outline-level="2">use of rhetorical devices</text:h>
      <text:list text:style-name="L1">
        <text:list-item>
          <text:p text:style-name="Standard">making case persuading</text:p>
        </text:list-item>
      </text:list>
      <text:list text:style-name="L1">
        <text:list-item>
          <text:p text:style-name="Standard">truth being relative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